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f0f" officeooo:paragraph-rsid="001edf0f"/>
    </style:style>
    <style:style style:name="P2" style:family="paragraph" style:parent-style-name="Standard">
      <style:paragraph-properties fo:text-align="justify" style:justify-single-word="false"/>
      <style:text-properties officeooo:rsid="001edf0f" officeooo:paragraph-rsid="001edf0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6"/><text:span text:style-name="T1"><text:s text:c="3"/>Caso de uso</text:span></text:p>
      <text:p text:style-name="P1"/>
      <text:p text:style-name="P2">La universidad del Quindío necesita un sistema de software integrado para administrar varias funcionalidades. Se necesita modelar los atributos y comportamientos de varias personas.</text:p>
      <text:p text:style-name="P2"/>
      <text:p text:style-name="P2">*<text:span text:style-name="T1">Personal de seguridad:</text:span> son contratistas de la universidad, tienen asociada su cedula y número de matrícula de certificación como vigilante. Además, esta persona tiene un arma de dotación con una cantidad limitada de balas, y puede disparar su arma.</text:p>
      <text:p text:style-name="P2">* <text:span text:style-name="T1">Profesores</text:span>: son empleados de la universidad, tienen asociadas su cedula y número de tarjeta profesional. Tienen la responsabilidad de dictar clases.</text:p>
      <text:p text:style-name="P2">*<text:span text:style-name="T1"> Estudiantes</text:span>: tienen asociado su cedula y código estudiantil. Tienen la responsabilidad de pagar la matricula, asistir a clase, realizar lecturas y entregar trabajos.</text:p>
      <text:p text:style-name="P2">* <text:span text:style-name="T1">Decanos</text:span>: son los representantes de cada facultad, pero también son profesores, es decir tienen sus mismas responsabilidades, adicionalmente, tienen que presentar reportes de desempeño de su facultad.</text:p>
      <text:p text:style-name="P2">* <text:span text:style-name="T1">Todos los empleados de la universidad </text:span>deben cobrar sueldo, pagar impuestos y asistir a reuniones de cierre de semestre.</text:p>
      <text:p text:style-name="P2">* <text:span text:style-name="T1">Todos los contratistas </text:span>de la universidad podrán entregar informes y radicar sus respectivas cuentas de cobro.</text:p>
      <text:p text:style-name="P2">* Todas las personas mencionadas anteriormente deben registrar su entrada y registrar su sali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21:53:16.465236681</meta:creation-date>
    <dc:date>2024-08-19T22:02:21.583288405</dc:date>
    <meta:editing-duration>PT9M6S</meta:editing-duration>
    <meta:editing-cycles>1</meta:editing-cycles>
    <meta:document-statistic meta:table-count="0" meta:image-count="0" meta:object-count="0" meta:page-count="1" meta:paragraph-count="9" meta:word-count="191" meta:character-count="1356" meta:non-whitespace-character-count="1105"/>
    <meta:generator>LibreOffice/24.2.5.2$Linux_X86_64 LibreOffice_project/d6e8b0f3fc6e8af2b00cf4969fd0d2fa45b9a62e</meta:generator>
  </office:meta>
</office:document-meta>
</file>